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 fo:line-height="150%"/>
    </style:style>
    <style:style style:name="T2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line-height="150%"/>
    </style:style>
    <style:style style:name="P5" style:parent-style-name="Standard" style:family="paragraph">
      <style:paragraph-properties fo:text-align="center" fo:line-height="150%"/>
      <style:text-properties fo:font-weight="bold" style:font-weight-asian="bold"/>
    </style:style>
    <style:style style:name="P6" style:parent-style-name="NormalWeb" style:family="paragraph">
      <style:paragraph-properties fo:margin-top="0in" fo:margin-bottom="0in" fo:line-height="150%"/>
    </style:style>
    <style:style style:name="P7" style:parent-style-name="NormalWeb" style:family="paragraph">
      <style:paragraph-properties fo:margin-top="0in" fo:margin-bottom="0in" fo:line-height="150%"/>
    </style:style>
    <style:style style:name="P8" style:parent-style-name="NormalWeb" style:family="paragraph">
      <style:paragraph-properties fo:margin-top="0in" fo:margin-bottom="0in" fo:line-height="150%"/>
    </style:style>
    <style:style style:name="P9" style:parent-style-name="NormalWeb" style:family="paragraph">
      <style:paragraph-properties fo:margin-top="0in" fo:margin-bottom="0in" fo:line-height="150%"/>
    </style:style>
    <style:style style:name="P10" style:parent-style-name="NormalWeb" style:family="paragraph">
      <style:paragraph-properties fo:margin-top="0in" fo:margin-bottom="0in" fo:line-height="150%"/>
    </style:style>
  </office:automatic-styles>
  <office:body>
    <office:text text:use-soft-page-breaks="true">
      <text:p text:style-name="P1"><text:span text:style-name="T2">Arden Rasmussen</text:span><text:s/>–<text:s/><text:span text:style-name="T3">201-F5</text:span></text:p>
      <text:p text:style-name="P4">Tarea #1 - página 38 #4</text:p>
      <text:p text:style-name="P5">Una carta para mi amigo</text:p>
      <text:p text:style-name="P6">Hola mi estimada amiga Cindy,</text:p>
      <text:p text:style-name="P7"><text:tab/>Yo te he conocido por muchos años, y todo el tiempo cuando yo necesité ayuda,<text:s/>tú<text:s/>estabas allí para mí. Tú esta una persona estable durante tiempos en que otras personas necesitan apoyo. Amo que la totalidad de tu tiempo es usado para<text:s/>tus amigos. tu estas una persona muy simpática y divertida. Yo espero que mis nuevos amigos te conozcan porque tu estas una de las mejores amigas que yo he tenido. Yo espero que mis sentimientos para tu sean correspondes con<text:s/>tus sentimientos<text:s/>hacia mí. Yo trato mucho de ser tan buena persona como tu. Yo espero que nosotros mantenemos una buena comunicación.</text:p>
      <text:p text:style-name="P8"/>
      <text:p text:style-name="P9">Un abrazo,</text:p>
      <text:p text:style-name="P10"><text:tab/>Arden Rasmuss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(Student Name) Cecilia Benenati – (class and section) 201-01</dc:title>
    <dc:creator>Profile</dc:creator>
    <meta:creation-date>2016-09-18T14:18:00Z</meta:creation-date>
    <dc:date>2016-12-02T17:07:00Z</dc:date>
    <meta:template xlink:href="Normal" xlink:type="simple"/>
    <meta:editing-cycles>16</meta:editing-cycles>
    <meta:editing-duration>PT3420S</meta:editing-duration>
    <meta:user-defined meta:name="AppVersion">14.0000</meta:user-defined>
    <meta:user-defined meta:name="Company">Indiana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08" meta:character-count="725" meta:row-count="5" meta:non-whitespace-character-count="618"/>
  </office:meta>
</office:document-meta>
</file>